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4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/>
    </style:style>
    <style:style style:name="P6" style:family="paragraph" style:parent-style-name="Standard">
      <style:paragraph-properties fo:line-height="150%" fo:text-align="end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39aad4"/>
    </style:style>
    <style:style style:name="P9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0.2083in"/>
    </style:style>
    <style:style style:name="P12" style:family="paragraph" style:parent-style-name="Standard">
      <style:paragraph-properties fo:line-height="0.2083in" fo:text-align="end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4" style:family="paragraph" style:parent-style-name="Standard">
      <style:paragraph-properties fo:line-height="0.2083in" fo:text-align="justify" style:justify-single-word="false"/>
      <style:text-properties style:text-underline-style="solid" style:text-underline-width="auto" style:text-underline-color="font-color" officeooo:paragraph-rsid="004388d9"/>
    </style:style>
    <style:style style:name="P15" style:family="paragraph" style:parent-style-name="Standard">
      <style:paragraph-properties fo:margin-left="0in" fo:margin-right="0.9846in" fo:line-height="150%" fo:text-align="end" style:justify-single-word="false" fo:text-indent="0in" style:auto-text-indent="false"/>
      <style:text-properties fo:font-size="12pt" style:font-size-asian="12pt"/>
    </style:style>
    <style:style style:name="P16" style:family="paragraph" style:parent-style-name="Standard">
      <style:paragraph-properties fo:margin-left="0in" fo:margin-right="0.0972in" fo:text-align="end" style:justify-single-word="false" fo:text-indent="0in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in" fo:margin-right="-0.0016in" fo:text-align="end" style:justify-single-word="false" fo:text-indent="0in" style:auto-text-indent="false"/>
    </style:style>
    <style:style style:name="P18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19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20" style:family="paragraph" style:parent-style-name="Normal">
      <style:paragraph-properties fo:orphans="2" fo:widows="2"/>
    </style:style>
    <style:style style:name="P21" style:family="paragraph" style:parent-style-name="Normal">
      <style:paragraph-properties fo:margin-top="0.0417in" fo:margin-bottom="0.0417in" style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style="italic" fo:font-weight="bold" style:font-size-asian="12pt" style:font-style-asian="italic" style:font-weight-asian="bold"/>
    </style:style>
    <style:style style:name="P22" style:family="paragraph" style:parent-style-name="Основной_20_текст_20_2">
      <style:paragraph-properties fo:line-height="0.2083in"/>
    </style:style>
    <style:style style:name="P23" style:family="paragraph" style:parent-style-name="Основной_20_текст_20_3">
      <style:paragraph-properties fo:line-height="0.2083in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53b93d"/>
    </style:style>
    <style:style style:name="P25" style:family="paragraph" style:parent-style-name="Standard">
      <style:paragraph-properties fo:line-height="0.2083in" fo:text-align="justify" style:justify-single-word="false"/>
      <style:text-properties style:text-underline-style="solid" style:text-underline-width="auto" style:text-underline-color="font-color" officeooo:paragraph-rsid="00354464"/>
    </style:style>
    <style:style style:name="P26" style:family="paragraph" style:parent-style-name="Standard">
      <style:paragraph-properties fo:line-height="0.2083in" fo:text-align="justify" style:justify-single-word="false"/>
      <style:text-properties style:text-underline-style="solid" style:text-underline-width="auto" style:text-underline-color="font-color" officeooo:paragraph-rsid="00381742"/>
    </style:style>
    <style:style style:name="P27" style:family="paragraph" style:parent-style-name="Standard">
      <style:paragraph-properties fo:line-height="0.2083in" fo:text-align="justify" style:justify-single-word="false"/>
      <style:text-properties style:text-underline-style="solid" style:text-underline-width="auto" style:text-underline-color="font-color" officeooo:rsid="0058d573" officeooo:paragraph-rsid="0058d573"/>
    </style:style>
    <style:style style:name="P28" style:family="paragraph" style:parent-style-name="Standard">
      <style:paragraph-properties fo:line-height="0.2083in" fo:text-align="justify" style:justify-single-word="false"/>
      <style:text-properties style:text-underline-style="solid" style:text-underline-width="auto" style:text-underline-color="font-color" officeooo:rsid="0058d573" officeooo:paragraph-rsid="005c03c7"/>
    </style:style>
    <style:style style:name="P29" style:family="paragraph" style:parent-style-name="Standard">
      <style:paragraph-properties fo:line-height="0.2083in" fo:text-align="justify" style:justify-single-word="false"/>
      <style:text-properties style:text-underline-style="solid" style:text-underline-width="auto" style:text-underline-color="font-color" officeooo:rsid="0058d573" officeooo:paragraph-rsid="00602c40"/>
    </style:style>
    <style:style style:name="P30" style:family="paragraph" style:parent-style-name="Standard">
      <style:paragraph-properties fo:line-height="0.2083in" fo:text-align="justify" style:justify-single-word="false"/>
      <style:text-properties fo:font-size="12pt" officeooo:paragraph-rsid="0053b93d" style:font-size-asian="12pt"/>
    </style:style>
    <style:style style:name="P31" style:family="paragraph" style:parent-style-name="Heading" style:master-page-name="Standard">
      <style:paragraph-properties fo:margin-top="0.139in" fo:margin-bottom="0.139in" style:contextual-spacing="false" style:page-number="auto"/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2f79a6" style:font-size-asian="12pt"/>
    </style:style>
    <style:style style:name="T3" style:family="text">
      <style:text-properties fo:font-size="12pt" officeooo:rsid="00354464" style:font-size-asian="12pt"/>
    </style:style>
    <style:style style:name="T4" style:family="text">
      <style:text-properties fo:font-size="12pt" officeooo:rsid="00376485" style:font-size-asian="12pt"/>
    </style:style>
    <style:style style:name="T5" style:family="text">
      <style:text-properties fo:font-size="12pt" officeooo:rsid="00381742" style:font-size-asian="12pt"/>
    </style:style>
    <style:style style:name="T6" style:family="text">
      <style:text-properties fo:font-size="12pt" officeooo:rsid="003ff16c" style:font-size-asian="12pt"/>
    </style:style>
    <style:style style:name="T7" style:family="text">
      <style:text-properties fo:font-size="12pt" officeooo:rsid="0053b93d" style:font-size-asian="12pt"/>
    </style:style>
    <style:style style:name="T8" style:family="text">
      <style:text-properties fo:font-size="12pt" officeooo:rsid="00560843" style:font-size-asian="12pt"/>
    </style:style>
    <style:style style:name="T9" style:family="text">
      <style:text-properties fo:font-size="12pt" officeooo:rsid="0058d573" style:font-size-asian="12pt"/>
    </style:style>
    <style:style style:name="T10" style:family="text">
      <style:text-properties fo:font-size="12pt" officeooo:rsid="00594585" style:font-size-asian="12pt"/>
    </style:style>
    <style:style style:name="T11" style:family="text">
      <style:text-properties fo:font-size="12pt" officeooo:rsid="0059897e" style:font-size-asian="12pt"/>
    </style:style>
    <style:style style:name="T12" style:family="text">
      <style:text-properties fo:font-size="12pt" officeooo:rsid="005c03c7" style:font-size-asian="12pt"/>
    </style:style>
    <style:style style:name="T13" style:family="text">
      <style:text-properties fo:font-size="12pt" officeooo:rsid="005cf10d" style:font-size-asian="12pt"/>
    </style:style>
    <style:style style:name="T14" style:family="text">
      <style:text-properties fo:font-size="12pt" officeooo:rsid="005e8702" style:font-size-asian="12pt"/>
    </style:style>
    <style:style style:name="T15" style:family="text">
      <style:text-properties fo:font-size="12pt" officeooo:rsid="00602c40" style:font-size-asian="12pt"/>
    </style:style>
    <style:style style:name="T16" style:family="text">
      <style:text-properties fo:font-size="12pt" officeooo:rsid="006220a8" style:font-size-asian="12pt"/>
    </style:style>
    <style:style style:name="T17" style:family="text">
      <style:text-properties fo:font-size="12pt" officeooo:rsid="0062da51" style:font-size-asian="12pt"/>
    </style:style>
    <style:style style:name="T18" style:family="text">
      <style:text-properties fo:font-size="12pt" officeooo:rsid="0063c49f" style:font-size-asian="12pt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21" style:family="text">
      <style:text-properties fo:font-size="12pt" style:text-underline-style="solid" style:text-underline-width="auto" style:text-underline-color="font-color" style:font-size-asian="12pt"/>
    </style:style>
    <style:style style:name="T22" style:family="text">
      <style:text-properties fo:font-size="12pt" style:text-underline-style="solid" style:text-underline-width="auto" style:text-underline-color="font-color" officeooo:rsid="0054258a" style:font-size-asian="12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376485"/>
    </style:style>
    <style:style style:name="T26" style:family="text">
      <style:text-properties style:text-underline-style="solid" style:text-underline-width="auto" style:text-underline-color="font-color" officeooo:rsid="0053b93d"/>
    </style:style>
    <style:style style:name="T27" style:family="text">
      <style:text-properties style:text-underline-style="solid" style:text-underline-width="auto" style:text-underline-color="font-color" officeooo:rsid="0058d573"/>
    </style:style>
    <style:style style:name="T28" style:family="text">
      <style:text-properties fo:font-size="11pt" style:text-underline-style="solid" style:text-underline-width="auto" style:text-underline-color="font-color" style:font-size-asian="11pt"/>
    </style:style>
    <style:style style:name="T29" style:family="text">
      <style:text-properties fo:font-size="11pt" style:font-size-asian="11pt"/>
    </style:style>
    <style:style style:name="T30" style:family="text">
      <style:text-properties officeooo:rsid="0025c420"/>
    </style:style>
    <style:style style:name="T31" style:family="text">
      <style:text-properties officeooo:rsid="002699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Государственное образовательное учреждение высшего профессионального образования</text:p>
      <text:p text:style-name="P21">«Московский государственный технический университет имени Н.Э. Баумана» <text:line-break/>(МГТУ им. Н.Э. Баумана)</text:p>
      <text:p text:style-name="P15">УТВЕРЖДАЮ</text:p>
      <text:p text:style-name="P3">Заведующий кафедрой <text:span text:style-name="T24"><text:s text:c="3"/>ИУ7 <text:s/></text:span></text:p>
      <text:p text:style-name="P16">(Индекс) <text:s text:c="11"/></text:p>
      <text:p text:style-name="P3">_______________ <text:s/><text:span text:style-name="T24">И. В. Рудаков <text:s/></text:span></text:p>
      <text:p text:style-name="P17"><text:s text:c="4"/><text:span text:style-name="T23">(И.О.Фамилия) <text:s text:c="7"/></text:span></text:p>
      <text:p text:style-name="P6">« ___ » ____________ 20<text:span text:style-name="T30">14 </text:span>г.</text:p>
      <text:p text:style-name="P20"/>
      <text:p text:style-name="P20"/>
      <text:p text:style-name="P9">ЗАДАНИЕ</text:p>
      <text:p text:style-name="P13">на выполнение курсового проекта</text:p>
      <text:p text:style-name="P2"/>
      <text:p text:style-name="P2">по дисциплине <text:span text:style-name="T24"><text:s text:c="4"/><text:tab/><text:tab/><text:tab/> <text:s/></text:span><text:span text:style-name="T26">Операционные системы</text:span><text:span text:style-name="T24"><text:tab/><text:tab/><text:tab/><text:tab/><text:tab/> <text:s text:c="7"/></text:span></text:p>
      <text:p text:style-name="P5"/>
      <text:p text:style-name="P24"><text:span text:style-name="T2"><text:tab/><text:tab/><text:tab/><text:tab/><text:tab/> <text:s text:c="6"/></text:span><text:span text:style-name="T7">Файловая система</text:span><text:span text:style-name="T6"><text:tab/><text:tab/><text:tab/><text:tab/><text:tab/> <text:s text:c="7"/></text:span></text:p>
      <text:p text:style-name="P8">(Тема курсового проекта)</text:p>
      <text:p text:style-name="P30"><text:span text:style-name="T25"><text:tab/></text:span><text:span text:style-name="T26">для просмотра </text:span><text:span text:style-name="T27">информации</text:span><text:span text:style-name="T26"> и управления удалёнными компьютерами через SaltStack <text:s text:c="5"/></text:span></text:p>
      <text:p text:style-name="P2"/>
      <text:p text:style-name="P2">Студент <text:s/><text:span text:style-name="T24"><text:s text:c="45"/>Инфлянскас Р. В., ИУ7-</text:span><text:span text:style-name="T26">7</text:span><text:span text:style-name="T24">1 <text:s text:c="57"/></text:span></text:p>
      <text:p text:style-name="P7">(Фамилия, инициалы, индекс группы)</text:p>
      <text:p text:style-name="P2"/>
      <text:p text:style-name="P4"/>
      <text:p text:style-name="P4">График выполнения проекта: <text:s text:c="3"/>25% к ___ нед., 50% к ___ нед., 75% к __ нед., 100% к ___ нед.</text:p>
      <text:p text:style-name="P4"/>
      <text:p text:style-name="P22"/>
      <text:p text:style-name="P23">Техническое задание</text:p>
      <text:p text:style-name="P14"><text:span text:style-name="T1"><text:tab/></text:span><text:span text:style-name="T8">Разработать файловую систему для просмотра </text:span><text:span text:style-name="T9">информации и управления удалёнными компьютерами. Файловая система должна быть реализована в виде модуля ядра Linux. На верхнем уровне иерархии содержатся директории, именованные в соответстви</text:span><text:span text:style-name="T16">и</text:span><text:span text:style-name="T9"> с названиями компьютеров. На втором уровне содержатся директории </text:span><text:span text:style-name="T11">для </text:span><text:span text:style-name="T9">разделения файлов, служащи</text:span><text:span text:style-name="T11">х</text:span><text:span text:style-name="T9"> для выполнения действий над компьютерами и </text:span><text:span text:style-name="T17">отображения </text:span><text:span text:style-name="T9">информации о компьютерах</text:span><text:span text:style-name="T5">.<text:tab/> <text:s text:c="8"/></text:span></text:p>
      <text:p text:style-name="P25"><text:span text:style-name="T3"><text:tab/>Входные данные:<text:tab/><text:tab/><text:tab/><text:tab/><text:tab/><text:tab/><text:tab/><text:tab/><text:tab/><text:tab/> <text:s text:c="8"/></text:span></text:p>
      <text:p text:style-name="P28"><text:span text:style-name="T12">П</text:span><text:span text:style-name="T1">араметр</text:span><text:span text:style-name="T12">ы</text:span><text:span text:style-name="T1"> выполнения </text:span><text:span text:style-name="T12">действия задаются</text:span><text:span text:style-name="T1"> в текстовом формате </text:span><text:span text:style-name="T12">в файле с названием действия</text:span><text:span text:style-name="T1">. <text:s/></text:span></text:p>
      <text:p text:style-name="P27"><text:span text:style-name="T1">Действия совершаются </text:span><text:span text:style-name="T12">в</text:span><text:span text:style-name="T1"> </text:span><text:span text:style-name="T12">момент записи.<text:tab/><text:tab/><text:tab/><text:tab/><text:tab/><text:tab/><text:tab/><text:tab/> <text:s text:c="8"/></text:span></text:p>
      <text:p text:style-name="P26"><text:span text:style-name="T4"><text:tab/>Выходные </text:span><text:span text:style-name="T5">данные:<text:tab/><text:tab/><text:tab/><text:tab/><text:tab/><text:tab/><text:tab/><text:tab/><text:tab/><text:tab/> <text:s text:c="8"/></text:span></text:p>
      <text:p text:style-name="P29"><text:span text:style-name="T13">И</text:span><text:span text:style-name="T1">нформация о компьютерах </text:span><text:span text:style-name="T13">хранится в виде файлов </text:span><text:span text:style-name="T10">текстов</text:span><text:span text:style-name="T13">ого</text:span><text:span text:style-name="T10"> ф</text:span><text:span text:style-name="T13">ормата.</text:span><text:span text:style-name="T10"> </text:span><text:span text:style-name="T13">Каждый из файлов </text:span><text:span text:style-name="T15">именован </text:span><text:span text:style-name="T18">названием </text:span><text:span text:style-name="T13">параметр</text:span><text:span text:style-name="T18">а </text:span><text:span text:style-name="T13">удалённого компьютера </text:span><text:span text:style-name="T15">и </text:span><text:span text:style-name="T10">содер</text:span><text:span text:style-name="T13">жит</text:span><text:span text:style-name="T15"> его</text:span><text:span text:style-name="T10"> значение.<text:tab/><text:tab/> <text:s text:c="8"/></text:span></text:p>
      <text:p text:style-name="P4"/>
      <text:p text:style-name="P4"/>
      <text:p text:style-name="P4">Дата выдачи задания « ____ » _____________ 20<text:span text:style-name="T31">14</text:span> г.</text:p>
      <text:p text:style-name="P4"/>
      <text:p text:style-name="P11"><text:span text:style-name="T19"><text:s text:c="5"/>Руководитель курсового проекта</text:span><text:span text:style-name="T1"><text:tab/>_________________________ <text:s text:c="2"/></text:span><text:span text:style-name="T21"><text:s text:c="2"/></text:span><text:span text:style-name="T22">Н</text:span><text:span text:style-name="T21">. Ю. </text:span><text:span text:style-name="T22">Рязанова</text:span><text:span text:style-name="T21"> <text:s text:c="16"/></text:span></text:p>
      <text:p text:style-name="P18">(Подпись, дата) <text:s text:c="28"/>(И.О.Фамилия) <text:s text:c="11"/></text:p>
      <text:p text:style-name="P4"/>
      <text:p text:style-name="P12"><text:span text:style-name="T19"><text:s text:c="7"/>Студент <text:s text:c="9"/>_________________________ <text:s text:c="2"/></text:span><text:span text:style-name="T20"><text:s text:c="2"/>Р. В. Инфлянскас <text:s text:c="8"/></text:span></text:p>
      <text:p text:style-name="P18">(Подпись, дата) <text:s text:c="28"/>(И.О.Фамилия) <text:s text:c="11"/></text:p>
      <text:p text:style-name="P10"><text:span text:style-name="T28">Примечание</text:span><text:span text:style-name="T29">:</text:span></text:p>
      <text:p text:style-name="P19">1. Задание оформляется в двух экземплярах; один выдаётся студенту, второй хранится на кафедр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nos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2083in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09-02-16T15:39:00</meta:creation-date>
    <dc:date>2014-09-10T13:05:30.360808474</dc:date>
    <meta:print-date>2014-09-10T12:58:21.308463171</meta:print-date>
    <meta:editing-cycles>63</meta:editing-cycles>
    <meta:editing-duration>PT5H11M41S</meta:editing-duration>
    <meta:generator>LibreOffice/4.1.6.2$Linux_X86_64 LibreOffice_project/410m0$Build-2</meta:generator>
    <dc:creator>Romas Inflianskas</dc:creator>
    <meta:printed-by>Romas Inflianskas</meta:printed-by>
    <meta:document-statistic meta:table-count="0" meta:image-count="0" meta:object-count="0" meta:page-count="1" meta:paragraph-count="31" meta:word-count="220" meta:character-count="2121" meta:non-whitespace-character-count="1522"/>
    <meta:user-defined meta:name="Поле 1"/>
    <meta:user-defined meta:name="Поле 2"/>
    <meta:user-defined meta:name="Поле 3"/>
    <meta:user-defined meta:name="Поле 4"/>
  </office:meta>
</office:document-meta>
</file>